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justify" style:justify-single-word="false"/>
      <style:text-properties officeooo:paragraph-rsid="000e86f9"/>
    </style:style>
    <style:style style:name="P2" style:family="paragraph" style:parent-style-name="Text_20_body" style:list-style-name="L1">
      <style:paragraph-properties fo:margin-top="0in" fo:margin-bottom="0in" loext:contextual-spacing="false" fo:line-height="100%" fo:text-align="justify" style:justify-single-word="false"/>
      <style:text-properties officeooo:rsid="00114fba" officeooo:paragraph-rsid="00114fba"/>
    </style:style>
    <style:style style:name="P3" style:family="paragraph" style:parent-style-name="Text_20_body" style:list-style-name="L1">
      <style:paragraph-properties fo:margin-top="0in" fo:margin-bottom="0in" loext:contextual-spacing="false" fo:line-height="100%" fo:text-align="justify" style:justify-single-word="false"/>
      <style:text-properties officeooo:rsid="0013054d" officeooo:paragraph-rsid="0013054d"/>
    </style:style>
    <style:style style:name="P4"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3054d" officeooo:paragraph-rsid="0013054d" style:font-weight-asian="normal" style:font-weight-complex="normal"/>
    </style:style>
    <style:style style:name="P5"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4cfd4" officeooo:paragraph-rsid="0014cfd4" style:font-weight-asian="normal" style:font-weight-complex="normal"/>
    </style:style>
    <style:style style:name="P6"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5cf3f" officeooo:paragraph-rsid="0015cf3f" style:font-weight-asian="normal" style:font-weight-complex="normal"/>
    </style:style>
    <style:style style:name="P7"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76453" officeooo:paragraph-rsid="00176453" style:font-weight-asian="normal" style:font-weight-complex="normal"/>
    </style:style>
    <style:style style:name="P8"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940be" officeooo:paragraph-rsid="001940be" style:font-weight-asian="normal" style:font-weight-complex="normal"/>
    </style:style>
    <style:style style:name="P9"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ba5e7" officeooo:paragraph-rsid="001ba5e7" style:font-weight-asian="normal" style:font-weight-complex="normal"/>
    </style:style>
    <style:style style:name="P10" style:family="paragraph" style:parent-style-name="Text_20_body">
      <style:paragraph-properties fo:margin-top="0in" fo:margin-bottom="0in" loext:contextual-spacing="false" fo:line-height="100%" fo:text-align="justify" style:justify-single-word="false"/>
      <style:text-properties fo:font-weight="normal" officeooo:rsid="001ba5e7" officeooo:paragraph-rsid="001ba5e7" style:font-weight-asian="normal" style:font-weight-complex="normal"/>
    </style:style>
    <style:style style:name="P11" style:family="paragraph" style:list-style-name="L1"/>
    <style:style style:name="P12" style:family="paragraph" style:parent-style-name="Heading_20_1">
      <style:paragraph-properties fo:text-align="center" style:justify-single-word="false"/>
      <style:text-properties officeooo:rsid="000e86f9" officeooo:paragraph-rsid="000e86f9"/>
    </style:style>
    <style:style style:name="T1" style:family="text">
      <style:text-properties officeooo:rsid="00114fba"/>
    </style:style>
    <style:style style:name="T2" style:family="text">
      <style:text-properties fo:font-weight="bold" style:font-weight-asian="bold" style:font-weight-complex="bold"/>
    </style:style>
    <style:style style:name="T3" style:family="text">
      <style:text-properties fo:font-weight="bold" officeooo:rsid="001940be"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b 58%"/>
    </style:style>
    <style:style style:name="T8" style:family="text">
      <style:text-properties officeooo:rsid="0015cf3f"/>
    </style:style>
    <style:style style:name="T9" style:family="text">
      <style:text-properties officeooo:rsid="00176453"/>
    </style:style>
    <style:style style:name="T10" style:family="text">
      <style:text-properties officeooo:rsid="001ba5e7"/>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hapter <text:span text:style-name="T1">3</text:span></text:h>
      <text:p text:style-name="P1"/>
      <text:list xml:id="list6333441121724436118" text:style-name="L1">
        <text:list-item>
          <text:p text:style-name="P2">We have 2 new pieces of code that introduce a few new ideas: taking input, manipulating stream precision, using std::cin as a bool, using vectors and using some basic algorithms (sorting) </text:p>
        </text:list-item>
        <text:list-item>
          <text:p text:style-name="P2">Note that “is &gt;&gt; var” returns is, so we can do the following </text:p>
          <text:list>
            <text:list-item>
              <text:p text:style-name="P2">cin &gt;&gt; var1 &gt;&gt; var2;</text:p>
            </text:list-item>
          </text:list>
        </text:list-item>
        <text:list-item>
          <text:p text:style-name="P2">We use the header &lt;iomanip&gt; to get the manipulator “setprecision” which takes in an int and can manipulate an output stream to print intergral types with those many significant digits</text:p>
          <text:list>
            <text:list-item>
              <text:p text:style-name="P2">endl is so often used, it is put in &lt;iostream&gt; instead of here</text:p>
            </text:list-item>
          </text:list>
        </text:list-item>
        <text:list-item>
          <text:p text:style-name="P2">We use &lt;ios&gt; to get the type “streamsize”, which is the type of the integral value (number) that any output stream has for its precision</text:p>
          <text:list>
            <text:list-item>
              <text:p text:style-name="P2">Any output stream has the method precison, that can take an int to set the precision and returns the original presision</text:p>
              <text:list>
                <text:list-item>
                  <text:p text:style-name="P2">so, cout.precision() is the precision of cout</text:p>
                </text:list-item>
                <text:list-item>
                  <text:p text:style-name="P2">Doing, cout.precision(3) changes the precision of cout to 3 and returns the original precision as the value of the expression</text:p>
                </text:list-item>
              </text:list>
            </text:list-item>
          </text:list>
        </text:list-item>
        <text:list-item>
          <text:p text:style-name="P3">Whenever you use a built in type (like int or float or double) to declare a variable (e.g., “double x;”), it has no <text:span text:style-name="T2">default intialization</text:span><text:span text:style-name="T4"> and instead is </text:span><text:span text:style-name="T2">undefined</text:span><text:span text:style-name="T4"> which means it cannot be accessed until you give it a value</text:span></text:p>
        </text:list-item>
        <text:list-item>
          <text:p text:style-name="P3"><text:span text:style-name="T4">The example code sets the precision via the manipulator setprecision and then sets it back using the saved original precision (cout.precision())</text:span></text:p>
        </text:list-item>
        <text:list-item>
          <text:p text:style-name="P3"><text:span text:style-name="T4">cin and any istream object has some implementation that determines how to convert it to a bool</text:span></text:p>
          <text:list>
            <text:list-item>
              <text:p text:style-name="P3"><text:span text:style-name="T4">In this case, cin is true if and only if the last read was valid (that is, we were able to save the last thing from input into the variable we set up to save stuff in)</text:span></text:p>
            </text:list-item>
            <text:list-item>
              <text:p text:style-name="P3"><text:span text:style-name="T4">In general, cin is false iff </text:span></text:p>
              <text:list>
                <text:list-item>
                  <text:p text:style-name="P3"><text:span text:style-name="T4">The end of the input file is reached </text:span><text:span text:style-name="T2">or</text:span></text:p>
                </text:list-item>
                <text:list-item>
                  <text:p text:style-name="P4">An incompatible input with the type of the variable we need to save into is read <text:span text:style-name="T2">or</text:span></text:p>
                </text:list-item>
                <text:list-item>
                  <text:p text:style-name="P4">The system detected a hardware failure on the input device</text:p>
                </text:list-item>
              </text:list>
            </text:list-item>
            <text:list-item>
              <text:p text:style-name="P4">So, using if (cin &gt;&gt; x) will do the true-block iff the input was successfully read and stored in x.</text:p>
            </text:list-item>
          </text:list>
        </text:list-item>
        <text:list-item>
          <text:p text:style-name="P4">A <text:span text:style-name="T2">vector </text:span><text:s/>is a templete class (discussed later)</text:p>
          <text:list>
            <text:list-item>
              <text:p text:style-name="P5">#include &lt;vector&gt;</text:p>
            </text:list-item>
            <text:list-item>
              <text:p text:style-name="P4">Initilize:</text:p>
              <text:list>
                <text:list-item>
                  <text:p text:style-name="P4">vector&lt;type&gt; name;</text:p>
                </text:list-item>
              </text:list>
            </text:list-item>
            <text:list-item>
              <text:p text:style-name="P4">It can have any length. </text:p>
            </text:list-item>
            <text:list-item>
              <text:p text:style-name="P4">name.push_back(x); copies the value of x and appends it to the vector name</text:p>
            </text:list-item>
            <text:list-item>
              <text:p text:style-name="P4">Also has the method, size where name.size() is the number of elements in the vector. This value is of type vector&lt;type&gt;::size_type</text:p>
              <text:list>
                <text:list-item>
                  <text:p text:style-name="P7">we use this type since by the library, it is guarenteed to be able to hold the length of any vector&lt;type&gt; object</text:p>
                </text:list-item>
              </text:list>
            </text:list-item>
            <text:list-item>
              <text:p text:style-name="P5">It is part of a <text:span text:style-name="T5">kind </text:span>of data structure called a <text:span text:style-name="T2">container</text:span></text:p>
              <text:list>
                <text:list-item>
                  <text:p text:style-name="P5">more on that later</text:p>
                </text:list-item>
              </text:list>
            </text:list-item>
            <text:list-item>
              <text:p>Also can be indexed as usual x[i] is i<text:span text:style-name="T6">th</text:span><text:span text:style-name="T7"> </text:span><text:span text:style-name="T8">position of vector</text:span></text:p>
            </text:list-item>
          </text:list>
        </text:list-item>
        <text:list-item>
          <text:p text:style-name="P5">Sorting</text:p>
          <text:list>
            <text:list-item>
              <text:p text:style-name="P5"><text:soft-page-break/>#include &lt;algorithms&gt;</text:p>
            </text:list-item>
            <text:list-item>
              <text:p text:style-name="P5">To sort a vector name, we call the following</text:p>
              <text:list>
                <text:list-item>
                  <text:p text:style-name="P5">sort(name.begin(), name.end());</text:p>
                </text:list-item>
                <text:list-item>
                  <text:p text:style-name="P5">The vector has member functions begin and end which, for now, return some “iterators” which point to the first and one past last elements of the vector respectively</text:p>
                </text:list-item>
              </text:list>
            </text:list-item>
            <text:list-item>
              <text:p text:style-name="P5">Lot’s to say about this line later</text:p>
            </text:list-item>
          </text:list>
        </text:list-item>
        <text:list-item>
          <text:p text:style-name="P6">Additional <text:span text:style-name="T9">Notes</text:span></text:p>
          <text:list>
            <text:list-item>
              <text:p text:style-name="P7">Indexing a vector with an invalid index is undefined, meaning we have no guarentees of error or any result. <text:span text:style-name="T2">The responsibility is on the user to </text:span><text:span text:style-name="T3">not index out of range.</text:span></text:p>
            </text:list-item>
            <text:list-item>
              <text:p text:style-name="P8">vector&lt;double&gt;::size_type is an <text:span text:style-name="T2">unsigned integral type</text:span> which means it is always &gt;= 0.</text:p>
              <text:list>
                <text:list-item>
                  <text:p text:style-name="P8">combining ordinary integers <text:span text:style-name="T10">with these in expressions will convert the integer to unsigned integrals and then do the expression.</text:span></text:p>
                </text:list-item>
                <text:list-item>
                  <text:p text:style-name="P9">As a result, “vec.size() - 100 &gt;= 0” is always true, regardless of the size of vec</text:p>
                </text:list-item>
              </text:list>
            </text:list-item>
            <text:list-item>
              <text:p text:style-name="P9">The standard library makes vector and sort fast, and all valid c++ implementationtions have these speed requirements</text:p>
            </text:list-item>
          </text:list>
        </text:list-item>
        <text:list-item>
          <text:p text:style-name="P9">More <text:span text:style-name="T2">vector </text:span>notes<text:tab/></text:p>
          <text:list>
            <text:list-item>
              <text:p text:style-name="P9">v.begin(), v.end() return iterables for the first and one past last elements</text:p>
            </text:list-item>
            <text:list-item>
              <text:p text:style-name="P9">v.push_back(x) appends the value of x to the vector, converting if needed</text:p>
            </text:list-item>
            <text:list-item>
              <text:p text:style-name="P9">v[i] is indexing</text:p>
            </text:list-item>
            <text:list-item>
              <text:p text:style-name="P9">v.size() is the length</text:p>
            </text:list-item>
          </text:list>
        </text:list-item>
        <text:list-item>
          <text:p text:style-name="P9">Library notes</text:p>
          <text:list>
            <text:list-item>
              <text:p text:style-name="P9">in &lt;algorithms&gt;</text:p>
              <text:list>
                <text:list-item>
                  <text:p text:style-name="P9">sort(b, e) sorts the ordered contatiner in nondecreaing order (not increasing since some elements can be of same size)</text:p>
                </text:list-item>
                <text:list-item>
                  <text:p text:style-name="P9">max(e1, e2) returns the larger element</text:p>
                </text:list-item>
              </text:list>
            </text:list-item>
            <text:list-item>
              <text:p text:style-name="P9">s.precision(i) sets the precision of the stream to “i” for future output</text:p>
            </text:list-item>
            <text:list-item>
              <text:p text:style-name="P9">in &lt;iomanip&gt;</text:p>
              <text:list>
                <text:list-item>
                  <text:p text:style-name="P9">setprecision(n) returns a value that when written to an output stream, changes it to precision n</text:p>
                </text:list-item>
              </text:list>
            </text:list-item>
            <text:list-item>
              <text:p text:style-name="P9">streamsize is the type of the value expected by setprecision and returned by stream.precision()</text:p>
            </text:list-item>
          </text:list>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4:35:50.399338299</meta:creation-date>
    <meta:editing-duration>PT9M44S</meta:editing-duration>
    <meta:editing-cycles>3</meta:editing-cycles>
    <meta:generator>LibreOffice/5.1.4.2$Linux_X86_64 LibreOffice_project/10m0$Build-2</meta:generator>
    <dc:title>NoteTaking</dc:title>
    <dc:date>2016-08-25T15:40:19.562567694</dc:date>
    <meta:document-statistic meta:table-count="0" meta:image-count="0" meta:object-count="0" meta:page-count="2" meta:paragraph-count="55" meta:word-count="756" meta:character-count="4063" meta:non-whitespace-character-count="3410"/>
    <meta:template xlink:type="simple" xlink:actuate="onRequest" xlink:title="NoteTaking" xlink:href="../../../../../../.config/libreoffice/4/user/template/NoteTaking.ott" meta:date="2016-08-25T14:35:50.125760217"/>
  </office:meta>
</office:document-meta>
</file>